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eXGyreAdventor" svg:font-family="TeXGyreAdvento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1674" officeooo:paragraph-rsid="0013167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c56d" officeooo:paragraph-rsid="0020c56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style:font-name="TeXGyreAdventor" fo:font-size="11pt" fo:font-weight="bold" officeooo:rsid="00112b60" officeooo:paragraph-rsid="00112b60"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TeXGyreAdventor" fo:font-size="11pt" fo:font-weight="bold" officeooo:rsid="00112b60" officeooo:paragraph-rsid="00112b60"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TeXGyreAdventor" fo:font-size="11pt" fo:font-weight="bold" officeooo:rsid="001607d5" officeooo:paragraph-rsid="001607d5"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eXGyreAdventor" fo:font-size="11pt" fo:font-weight="bold" officeooo:rsid="001607d5" officeooo:paragraph-rsid="001d161f"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TeXGyreAdventor" fo:font-size="11pt" fo:font-weight="bold" officeooo:rsid="001607d5" officeooo:paragraph-rsid="00231572"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TeXGyreAdventor" fo:font-size="11pt" fo:font-weight="normal" officeooo:rsid="00131674" officeooo:paragraph-rsid="00131674"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TeXGyreAdventor" fo:font-size="11pt" fo:font-weight="normal" officeooo:rsid="001607d5" officeooo:paragraph-rsid="001d161f"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TeXGyreAdventor" fo:font-size="11pt" fo:font-weight="normal" officeooo:rsid="001e050b" officeooo:paragraph-rsid="001e050b"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TeXGyreAdventor" fo:font-size="11pt" fo:font-weight="normal" officeooo:rsid="001d161f" officeooo:paragraph-rsid="001d161f"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TeXGyreAdventor" fo:font-size="11pt" officeooo:paragraph-rsid="001d161f" style:font-size-asian="11pt" style:font-size-complex="11pt"/>
    </style:style>
    <style:style style:name="P14" style:family="paragraph" style:parent-style-name="Standard">
      <style:paragraph-properties fo:text-align="start" style:justify-single-word="false"/>
      <style:text-properties style:font-name="TeXGyreAdventor" fo:font-size="11pt" officeooo:paragraph-rsid="001e050b" style:font-size-asian="11pt" style:font-size-complex="11pt"/>
    </style:style>
    <style:style style:name="P15" style:family="paragraph" style:parent-style-name="Standard">
      <style:paragraph-properties fo:text-align="start" style:justify-single-word="false"/>
      <style:text-properties officeooo:paragraph-rsid="001e050b"/>
    </style:style>
    <style:style style:name="P16" style:family="paragraph" style:parent-style-name="Standard">
      <style:paragraph-properties fo:text-align="start" style:justify-single-word="false"/>
      <style:text-properties officeooo:rsid="00231572" officeooo:paragraph-rsid="00231572"/>
    </style:style>
    <style:style style:name="P17" style:family="paragraph" style:parent-style-name="Standard">
      <style:paragraph-properties fo:text-align="start" style:justify-single-word="false"/>
      <style:text-properties style:font-name="TeXGyreAdventor" fo:font-size="11pt" fo:font-weight="normal" officeooo:rsid="001e050b" officeooo:paragraph-rsid="001e050b"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1674" style:font-weight-asian="normal" style:font-weight-complex="normal"/>
    </style:style>
    <style:style style:name="T3" style:family="text">
      <style:text-properties fo:font-weight="normal" officeooo:rsid="0016faff" style:font-weight-asian="normal" style:font-weight-complex="normal"/>
    </style:style>
    <style:style style:name="T4" style:family="text">
      <style:text-properties fo:font-weight="normal" officeooo:rsid="0019e903" style:font-weight-asian="normal" style:font-weight-complex="normal"/>
    </style:style>
    <style:style style:name="T5" style:family="text">
      <style:text-properties fo:font-weight="normal" officeooo:rsid="001c9a74" style:font-weight-asian="normal" style:font-weight-complex="normal"/>
    </style:style>
    <style:style style:name="T6" style:family="text">
      <style:text-properties fo:font-weight="normal" officeooo:rsid="001d161f" style:font-weight-asian="normal" style:font-weight-complex="normal"/>
    </style:style>
    <style:style style:name="T7" style:family="text">
      <style:text-properties fo:font-weight="normal" officeooo:rsid="001607d5" style:font-weight-asian="normal" style:font-weight-complex="normal"/>
    </style:style>
    <style:style style:name="T8" style:family="text">
      <style:text-properties fo:font-weight="normal" officeooo:rsid="001e050b" style:font-weight-asian="normal" style:font-weight-complex="normal"/>
    </style:style>
    <style:style style:name="T9" style:family="text">
      <style:text-properties fo:font-weight="normal" officeooo:rsid="001f1a0d" style:font-weight-asian="normal" style:font-weight-complex="normal"/>
    </style:style>
    <style:style style:name="T10" style:family="text">
      <style:text-properties fo:font-weight="normal" officeooo:rsid="0021df7f" style:font-weight-asian="normal" style:font-weight-complex="normal"/>
    </style:style>
    <style:style style:name="T11" style:family="text">
      <style:text-properties fo:font-weight="normal" officeooo:rsid="00231572" style:font-weight-asian="normal" style:font-weight-complex="normal"/>
    </style:style>
    <style:style style:name="T12" style:family="text">
      <style:text-properties fo:font-weight="normal" officeooo:rsid="0024b0b9" style:font-weight-asian="normal" style:font-weight-complex="normal"/>
    </style:style>
    <style:style style:name="T13" style:family="text">
      <style:text-properties officeooo:rsid="001d161f"/>
    </style:style>
    <style:style style:name="T14" style:family="text">
      <style:text-properties officeooo:rsid="001e050b"/>
    </style:style>
    <style:style style:name="T15" style:family="text">
      <style:text-properties fo:font-variant="normal" fo:text-transform="none" fo:color="#24292e" fo:letter-spacing="normal" fo:font-style="normal" fo:font-weight="normal" style:font-weight-asian="normal" style:font-weight-complex="normal"/>
    </style:style>
    <style:style style:name="T16" style:family="text">
      <style:text-properties fo:font-variant="normal" fo:text-transform="none" fo:color="#24292e" style:font-name="TeXGyreAdventor" fo:font-size="11pt" fo:letter-spacing="normal" fo:font-style="normal" fo:font-weight="normal" style:font-size-asian="11pt" style:font-size-complex="11pt"/>
    </style:style>
    <style:style style:name="T17" style:family="text">
      <style:text-properties style:font-name="TeXGyreAdventor" fo:font-size="11pt" fo:font-weight="normal" style:font-size-asian="11pt" style:font-weight-asian="normal" style:font-size-complex="11pt" style:font-weight-complex="normal"/>
    </style:style>
    <style:style style:name="T18" style:family="text">
      <style:text-properties style:font-name="TeXGyreAdventor" fo:font-size="11pt" fo:font-weight="normal" officeooo:rsid="001e050b" style:font-size-asian="11pt" style:font-weight-asian="normal" style:font-size-complex="11pt" style:font-weight-complex="normal"/>
    </style:style>
    <style:style style:name="T19" style:family="text">
      <style:text-properties style:font-name="TeXGyreAdventor" fo:font-size="11pt" fo:font-weight="bold" officeooo:rsid="001e050b" style:font-size-asian="11pt" style:font-weight-asian="bold" style:font-size-complex="11pt" style:font-weight-complex="bold"/>
    </style:style>
    <style:style style:name="T20" style:family="text">
      <style:text-properties style:font-name="TeXGyreAdventor" fo:font-size="11pt" style:font-size-asian="11pt" style:font-size-complex="11pt"/>
    </style:style>
    <style:style style:name="T21" style:family="text">
      <style:text-properties fo:font-weight="bold" style:font-weight-asian="bold" style:font-weight-complex="bold"/>
    </style:style>
    <style:style style:name="T22" style:family="text">
      <style:text-properties officeooo:rsid="001fef81"/>
    </style:style>
    <style:style style:name="T23" style:family="text">
      <style:text-properties officeooo:rsid="002315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trix Cipher</text:p>
      <text:p text:style-name="P5">Team Name: <text:span text:style-name="T23">The </text:span>Epidemic</text:p>
      <text:p text:style-name="P5">Team Members: Chris Kalahiki, Colby Austin, Ben Toups, Broy Hudson</text:p>
      <text:p text:style-name="P5"/>
      <text:p text:style-name="P5">Project Description: <text:span text:style-name="T2">We </text:span><text:span text:style-name="T12">created</text:span><text:span text:style-name="T2"> an encryption system that swaps characters based on the time that the message was encrypted. Each shift originates from the center and goes outward in the direction that the clock hand would go. The first shift is based on the hours. </text:span></text:p>
      <text:p text:style-name="P5"/>
      <table:table table:name="Table1" table:style-name="Table1">
        <table:table-column table:style-name="Table1.A" table:number-columns-repeated="3"/>
        <table:table-row>
          <table:table-cell table:style-name="Table1.A1" office:value-type="string">
            <text:p text:style-name="P2">10 <text:span text:style-name="T22">to </text:span>11</text:p>
          </table:table-cell>
          <table:table-cell table:style-name="Table1.A1" office:value-type="string">
            <text:p text:style-name="P2">12</text:p>
          </table:table-cell>
          <table:table-cell table:style-name="Table1.C1" office:value-type="string">
            <text:p text:style-name="P2">1 <text:span text:style-name="T22">to </text:span>2</text:p>
          </table:table-cell>
        </table:table-row>
        <table:table-row>
          <table:table-cell table:style-name="Table1.A2" office:value-type="string">
            <text:p text:style-name="P2">9</text:p>
          </table:table-cell>
          <table:table-cell table:style-name="Table1.A2" office:value-type="string">
            <text:p text:style-name="P1"/>
          </table:table-cell>
          <table:table-cell table:style-name="Table1.C2" office:value-type="string">
            <text:p text:style-name="P2">3</text:p>
          </table:table-cell>
        </table:table-row>
        <table:table-row>
          <table:table-cell table:style-name="Table1.A2" office:value-type="string">
            <text:p text:style-name="P2"><text:span text:style-name="T22">7 to </text:span>8</text:p>
          </table:table-cell>
          <table:table-cell table:style-name="Table1.A2" office:value-type="string">
            <text:p text:style-name="P3">6</text:p>
          </table:table-cell>
          <table:table-cell table:style-name="Table1.C2" office:value-type="string">
            <text:p text:style-name="P2">4 <text:span text:style-name="T22">to </text:span>5</text:p>
          </table:table-cell>
        </table:table-row>
      </table:table>
      <text:p text:style-name="P5"/>
      <text:p text:style-name="P5"/>
      <table:table table:name="Table2" table:style-name="Table2">
        <table:table-column table:style-name="Table2.A" table:number-columns-repeated="3"/>
        <table:table-row>
          <table:table-cell table:style-name="Table2.A1" office:value-type="string">
            <text:p text:style-name="P2">50 to 55</text:p>
          </table:table-cell>
          <table:table-cell table:style-name="Table2.A1" office:value-type="string">
            <text:p text:style-name="P2">56 to 4</text:p>
          </table:table-cell>
          <table:table-cell table:style-name="Table2.C1" office:value-type="string">
            <text:p text:style-name="P2">5 to 10</text:p>
          </table:table-cell>
        </table:table-row>
        <table:table-row>
          <table:table-cell table:style-name="Table2.A2" office:value-type="string">
            <text:p text:style-name="P2">41 to 49</text:p>
          </table:table-cell>
          <table:table-cell table:style-name="Table2.A2" office:value-type="string">
            <text:p text:style-name="P1"/>
          </table:table-cell>
          <table:table-cell table:style-name="Table2.C2" office:value-type="string">
            <text:p text:style-name="P2">11 to 19</text:p>
          </table:table-cell>
        </table:table-row>
        <table:table-row>
          <table:table-cell table:style-name="Table2.A2" office:value-type="string">
            <text:p text:style-name="P2">35 to 40</text:p>
          </table:table-cell>
          <table:table-cell table:style-name="Table2.A2" office:value-type="string">
            <text:p text:style-name="P2">26 to 34</text:p>
          </table:table-cell>
          <table:table-cell table:style-name="Table2.C2" office:value-type="string">
            <text:p text:style-name="P2">20 to 25</text:p>
          </table:table-cell>
        </table:table-row>
      </table:table>
      <text:p text:style-name="P5"/>
      <text:p text:style-name="P9">We wanted to make a challenge that could be solved in a reasonable amount of time but still be challenging.</text:p>
      <text:p text:style-name="P9"/>
      <text:p text:style-name="P5">BOM: <text:span text:style-name="T4">A single flash-drive.</text:span></text:p>
      <text:p text:style-name="P5"/>
      <text:p text:style-name="P5">Cyber Storm setup and deployment: <text:span text:style-name="T3">give each team </text:span><text:span text:style-name="T10">a slip of paper that has “</text:span><text:bookmark-start text:name="__DdeLink__244_2625695384"/><text:span text:style-name="T10">Your mission, should you accept it, begins by getting a ZIP file from the challenge team.</text:span><text:bookmark-end text:name="__DdeLink__244_2625695384"/><text:span text:style-name="T10">” Once the teams approach us for a ZIP file copy the content of the flash-drive to the computer of a single member on each team. After a team completes any layer of the challenge, unlock the next folder for them to continue. Once the team completes all 3 layers, award the team with points. </text:span></text:p>
      <text:p text:style-name="P5"/>
      <text:p text:style-name="P8">Student Introduction: <text:span text:style-name="T11">Students will be given a slip of paper that reads “</text:span><text:span text:style-name="T10">Your mission, should you accept it, begins by getting a ZIP file from the challenge team.”. </text:span><text:span text:style-name="T11">Once they approach the challenge team, they will be able to copy the required ZIP file from a flash-drive and begin the challenge. After completing a layer, the team will need to get the challenge team to confirm that the step is finished and unlock the next layer of the challenge.</text:span></text:p>
      <text:p text:style-name="P6"/>
      <text:p text:style-name="P7">Solution: </text:p>
      <text:p text:style-name="P7"><text:span text:style-name="T1"><text:tab/></text:span><text:span text:style-name="T14">Step 1:</text:span></text:p>
      <text:p text:style-name="P7"/>
      <text:p text:style-name="P13"><text:span text:style-name="T7"><text:tab/><text:tab/>“</text:span><text:span text:style-name="T15">Wa tikhnd fm suoic oy uod lie#?##k##</text:span><text:span text:style-name="T1"> </text:span><text:span text:style-name="T7">“</text:span></text:p>
      <text:p text:style-name="P7"><text:span text:style-name="T1"><text:tab/><text:tab/>“</text:span><text:span text:style-name="T6">What kind of music do you like?”</text:span></text:p>
      <text:p text:style-name="P12"/>
      <text:p text:style-name="P7"><text:span text:style-name="T6"><text:tab/><text:tab/>“</text:span><text:span text:style-name="T8">Iloi e rkc oakd rn1!##l####”</text:span></text:p>
      <text:p text:style-name="P10"><text:tab/><text:tab/>“<text:span text:style-name="T13">I like rock n roll”</text:span></text:p>
      <text:p text:style-name="P10"/>
      <text:p text:style-name="P10"><text:tab/><text:tab/>“<text:span text:style-name="T14">meot o!##”</text:span></text:p>
      <text:p text:style-name="P10"><text:tab/><text:tab/>“<text:span text:style-name="T14">Me too!”</text:span></text:p>
      <text:p text:style-name="P10"/>
      <text:p text:style-name="P11"><text:tab/><text:span text:style-name="T21">Step 2:</text:span></text:p>
      <text:p text:style-name="P15"><text:soft-page-break/><text:span text:style-name="T19"><text:tab/><text:tab/></text:span><text:span text:style-name="T18">“I jtu sgot ai gg playgi ngund. Ailsitairn ao hea vto corv eba corv eback- uvpocalsI.</text:span><text:span text:style-name="T19"> </text:span><text:span text:style-name="T18">Alwayfso rget et hwoe soencd rdsE.s p</text:span><text:span text:style-name="T16">ever.s eWhciayl lthat sw amy li naegain?######</text:span> </text:p>
      <text:p text:style-name="P15"><text:span text:style-name="T18"><text:tab/><text:tab/>“</text:span><text:span text:style-name="T20">I just got a gig playing guitar in a cover band. I also have to cover back-up vocals. I always forget the words. Especially the second verse. What was my line again?”</text:span></text:p>
      <text:p text:style-name="P14"/>
      <text:p text:style-name="P15"><text:span text:style-name="T20"><text:tab/></text:span><text:span text:style-name="T19">Step 3:</text:span></text:p>
      <text:p text:style-name="P15"><text:span text:style-name="T19"><text:tab/><text:tab/></text:span><text:span text:style-name="T18">“akWb ck cek'Y s Icamib ck ''laI m blc eabk WmIlb l'm eicl kn baYcI kes a'laI m bliaagnng he oht nomcke yausstk pe me hesT at's oetuI kbotnl okip tathegeooso frlimmkan' lS oook urjl ck u Itm'jus etwm noaa olpy Dyt't try ns ouph yortpeh raon 'urnindnuvis' ebc eabk Wme nhtm aforo yne edwuli Ca 'eaI m bsek'Y s IcysAe es 'cse eausr ih'nme tsitev cale aht hetFge horgilIvl' ne ir d e Ieno tinegsit't ge ucrN mbeaich kn tape rackwaalC dil c fabk oe ohenwit uatb lle Iom'a p a Blbck n ' evgoty nga banIht oang ggena Th hweti th ao c tchtfeei thmn eawt myIe s amYiettan' bkb ca on omn en a a dnI'm thk eractle f ackhdo oby'sNaotnn gegeamsu I'Conot o le aikcI hl maLetIv e'Ie bke cht sat'glI m gnod t bea a kcYesb abkcin B Y seI'm ft o myu alkcWelb Ikm'bac Cae yausw alkcWelb Ikm'bac Y seI'm gso tet us meY I'kkblca We ek'y s Ic cniblakm c'I balkb ca in kleca Wb'laI m bl Ikm'bac 'laI m bl'laI m blYcI kes ac eabk Wmek'y s IcakWb ck cIlb l'm eicl kn bac eabk Wma h Im Osa lbck n nlwo We a eeyh YheoOy ah Hhyeae, y hhao yeac naBk ihamib ck 'c (aBk, )',aI m bk,a'kc (IB Ikm'bac(ak B ck,cb') mackIkBIca, ( am b ck)'m c'I balc Babk) mBc kackaln b ackiIeb s'm Yicl kn ba ct kOutag #isht#a” </text:span></text:p>
      <text:p text:style-name="P15"><text:span text:style-name="T19"><text:tab/><text:tab/></text:span><text:span text:style-name="T18">“Back in black I hit the sack I've been too long I'm glad to be back Yes I am Let loose from the noose That's kept me hanging about I kept looking at the sky cause it's gettin' me high Forget the hearse cause I'll never die I got nine lives cat's eyes Abusin' every one of them and runnin' wild Cause I'm back Yes I'm back Well I'm back Yes I'm back Well I'm back back Well I'm back in black Yes I'm back in black Back in the back of a Cadillac Number one with a bullet I'm a power pack Yes I am In a bang with the gang They've got to catch me if they want me to hang Cause I'm back on the track and I'm beatin' the flack Nobody's gonna get me on another rap So look at me now I'm just makin' my play Don't try to push your luck just get out of my way Cause I'm back Yes I'm back Well I'm back Yes I'm back Well I'm back back Well I'm back in black Yes I'm back in black Well I'm back yes I'm back Well I'm back yes I'm back Well I'm back back Well I'm back in black Yes I'm back in black Ho yeah Oh yeah Yes I am Oh yeah, yeah oh yeah Back in now Well I'm back, I'm back Back, (I'm back) Back, (I'm back) Back, (I'm back) Back, (I'm back) Back Back in black Yes I'm back in black Outta sight” </text:span></text:p>
      <text:p text:style-name="P11"/>
      <text:p text:style-name="P16"><text:span text:style-name="T18">O</text:span><text:span text:style-name="T17">ur encrypt and decrypt programs are included in the ZIP file.</text:span></text:p>
      <text:p text:style-name="P15"/>
      <text:p text:style-name="P6">Scoring:<text:span text:style-name="T1"> </text:span><text:span text:style-name="T5">Solving first </text:span><text:span text:style-name="T9">step</text:span><text:span text:style-name="T5">: </text:span><text:span text:style-name="T9">1%</text:span></text:p>
      <text:p text:style-name="P6"><text:span text:style-name="T5"><text:tab/>Solving second </text:span><text:span text:style-name="T9">step</text:span><text:span text:style-name="T5">: </text:span><text:span text:style-name="T9">10%</text:span></text:p>
      <text:p text:style-name="P6"><text:span text:style-name="T5"><text:tab/>Solving </text:span><text:span text:style-name="T9">third</text:span><text:span text:style-name="T5"> </text:span><text:span text:style-name="T9">step: 100%</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eXGyreAdventor" svg:font-family="TeXGyreAdvento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4:55:34.535000000</meta:creation-date>
    <dc:date>2019-05-19T22:20:05.388900070</dc:date>
    <meta:editing-duration>PT5H40M6S</meta:editing-duration>
    <meta:editing-cycles>13</meta:editing-cycles>
    <meta:generator>LibreOffice/6.1.6.3$Linux_X86_64 LibreOffice_project/10$Build-3</meta:generator>
    <meta:document-statistic meta:table-count="2" meta:image-count="0" meta:object-count="0" meta:page-count="2" meta:paragraph-count="42" meta:word-count="907" meta:character-count="4543" meta:non-whitespace-character-count="3647"/>
  </office:meta>
</office:document-meta>
</file>